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3854in" fo:margin-right="0in" fo:text-align="justify" style:justify-single-word="false" fo:text-indent="-0.3854in" style:auto-text-indent="false"/>
      <style:text-properties fo:language="it" fo:country="IT"/>
    </style:style>
    <style:style style:name="P9" style:family="paragraph" style:parent-style-name="testo_20_normale">
      <style:paragraph-properties fo:margin-left="0.3854in" fo:margin-right="0in" fo:text-align="justify" style:justify-single-word="false" fo:text-indent="-0.3854in" style:auto-text-indent="false"/>
      <style:text-properties style:font-name="Arial" fo:language="it" fo:country="IT"/>
    </style:style>
    <style:style style:name="P1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11" style:family="paragraph" style:parent-style-name="paragrafo">
      <style:text-properties fo:language="it" fo:country="IT"/>
    </style:style>
    <style:style style:name="P12" style:family="paragraph" style:parent-style-name="titolo">
      <style:text-properties fo:language="it" fo:country="IT"/>
    </style:style>
    <style:style style:name="P13"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5" style:family="paragraph" style:parent-style-name="testo_20_normale">
      <style:paragraph-properties fo:margin-left="0in" fo:margin-right="0in" fo:text-align="start" style:justify-single-word="false" fo:text-indent="0in" style:auto-text-indent="false">
        <style:tab-stops/>
      </style:paragraph-properties>
      <style:text-properties fo:color="#eb613d" fo:language="it" fo:country="IT"/>
    </style:style>
    <style:style style:name="P16"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style:style>
    <style:style style:name="P17" style:family="paragraph" style:parent-style-name="titolo" style:master-page-name="Standard">
      <style:paragraph-properties style:page-number="auto"/>
      <style:text-properties fo:language="it" fo:country="IT"/>
    </style:style>
    <style:style style:name="P18" style:family="paragraph" style:parent-style-name="testo_20_normale">
      <style:paragraph-properties fo:text-align="justify" style:justify-single-word="false">
        <style:tab-stops/>
      </style:paragraph-properties>
      <style:text-properties fo:language="it" fo:country="IT"/>
    </style:style>
    <style:style style:name="P19" style:family="paragraph" style:parent-style-name="testo_20_normale" style:list-style-name="L1">
      <style:paragraph-properties fo:text-align="justify" style:justify-single-word="false">
        <style:tab-stops/>
      </style:paragraph-properties>
      <style:text-properties fo:language="it" fo:country="IT"/>
    </style:style>
    <style:style style:name="P20" style:family="paragraph" style:parent-style-name="testo_20_normale" style:list-style-name="L2">
      <style:paragraph-properties fo:text-align="justify" style:justify-single-word="false">
        <style:tab-stops/>
      </style:paragraph-properties>
      <style:text-properties fo:language="it" fo:country="IT"/>
    </style:style>
    <style:style style:name="P21" style:family="paragraph" style:parent-style-name="testo_20_normale" style:list-style-name="L3">
      <style:paragraph-properties fo:text-align="justify" style:justify-single-word="false">
        <style:tab-stops/>
      </style:paragraph-properties>
      <style:text-properties fo:language="it" fo:country="IT"/>
    </style:style>
    <style:style style:name="P22"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3" style:family="paragraph" style:parent-style-name="testo_20_normale" style:list-style-name="WWNum2">
      <style:paragraph-properties fo:margin-left="0.3854in" fo:margin-right="0in" fo:text-align="justify" style:justify-single-word="false" fo:text-indent="-0.3854in" style:auto-text-indent="false">
        <style:tab-stops/>
      </style:paragraph-properties>
      <style:text-properties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alisi del problema</text:p>
      <text:p text:style-name="P2"/>
      <text:p text:style-name="P2"/>
      <text:p text:style-name="P11">Stazioni e applicazioni</text:p>
      <text:p text:style-name="P2">Si deve realizzare una simulazione di trasmissione WiFi in cui:</text:p>
      <text:list xml:id="list785186969" text:style-name="WWNum1">
        <text:list-item>
          <text:p text:style-name="P22">sono presenti 4 stazioni</text:p>
        </text:list-item>
        <text:list-item>
          <text:p text:style-name="P22">sta1, sta2, st4 si vedono</text:p>
        </text:list-item>
        <text:list-item>
          <text:p text:style-name="P22">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11">Mezzo condiviso</text:p>
      <text:p text:style-name="P2">Il mezzo condiviso simula la comunicazione via etere ed è comune a tutte le stazioni.</text:p>
      <text:list xml:id="list484011849" text:continue-numbering="true" text:style-name="WWNum1">
        <text:list-item>
          <text:p text:style-name="P22">le stazioni trasmetteranno verso il mezzo condiviso</text:p>
        </text:list-item>
        <text:list-item>
          <text:p text:style-name="P22">il mezzo condiviso trasmetterà verso tutte le stazioni</text:p>
        </text:list-item>
      </text:list>
      <text:p text:style-name="P2"/>
      <text:p text:style-name="P2">Una simulazione corretta di trasmissione via etere avviene in questo modo (es:)</text:p>
      <text:list xml:id="list1519663282" text:continue-numbering="true" text:style-name="WWNum1">
        <text:list-item>
          <text:p text:style-name="P22">sta1 vuole trasmettere verso sta2</text:p>
        </text:list-item>
        <text:list-item>
          <text:p text:style-name="P22">sta1 trasmette verso il mezzo condiviso </text:p>
        </text:list-item>
        <text:list-item>
          <text:p text:style-name="P22">il mezzo condiviso replicherà il messaggio a sta2 e sta4 (sta3 viene esclusa perché non è nel raggio di visibilità, mentre sta1 viene esclusa perché è il mittente).</text:p>
        </text:list-item>
        <text:list-item>
          <text:p text:style-name="P22">sta2 accetta il messaggio mentre sta4 lo scarta perché non è destinato a lei.</text:p>
        </text:list-item>
      </text:list>
      <text:p text:style-name="P2"/>
      <text:p text:style-name="P2">Il mezzo condiviso dovrà simulare ritardi ed errori di trasmissione:</text:p>
      <text:list xml:id="list1185954341" text:continue-numbering="true" text:style-name="WWNum1">
        <text:list-item>
          <text:p text:style-name="P22">ritardi : bisogna trattenere i pacchetti per xx ms prima di trasmetterli</text:p>
        </text:list-item>
        <text:list-item>
          <text:p text:style-name="P22">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2">Scelte implementative</text:p>
      <text:p text:style-name="P11"/>
      <text:p text:style-name="P11"><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vengono scelti tra un set di indirizzi possibili in modo da limitare la possibilità di errore.</text:p>
      <text:p text:style-name="P2">In fase di creazione del thread l'applicazione riceverà il numero ad essa associato (che dovrà coincidere con il numero della sua stazione).</text:p>
      <text:p text:style-name="P2"/>
      <text:p text:style-name="P11">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5"/>
      <text:p text:style-name="P2">Send è di tipo bloccante (ma solo nel caso il buffer di trasmissione locale sia pieno) 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5">---------------------</text:p>
      <text:p text:style-name="P2">Scelta implementativa da concordare con la parte "stazione"</text:p>
      <text:p text:style-name="P2">I dati nel buffer possono essere trasferiti in due modi</text:p>
      <text:list xml:id="list1206127381" text:style-name="WWNum2">
        <text:list-item>
          <text:p text:style-name="P23">mediante struttura. In questo caso servirà una struttura per ogni messaggio inviato. Bisognerà quindi stabilire un limite massimo di strutture accettate.</text:p>
        </text:list-item>
      </text:list>
      <text:p text:style-name="P8"><text:tab/>Questa soluzione è comoda per il programmatore ma può introdurre diversi livelli di inefficienza. Per esempio, se arrivano molti messaggi brevi allora il numero di strutture disponibili potrebbe esaurirsi subito.</text:p>
      <text:p text:style-name="P9">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5">---------------------</text:p>
      <text:p text:style-name="P5"/>
      <text:p text:style-name="P2">Il buffer di trasmissione locale sarà protetto da una mutex che darà l'accesso esclusivo all'applicazione o alla stazione. Se il buffer di trasmissione locale è pieno allora la stazione può decidere di tenere la mutua esclusione finché non riesce a liberare spazio sul buffer.</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11">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11">Stazioni</text:p>
      <text:p text:style-name="P2">Si è scelto di implementare un thread di servizio per ogni stazione. Questo permette di simulare il comportamento della scheda WiFi della macchina.</text:p>
      <text:p text:style-name="P2">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pipe</text:p>
      <text:p text:style-name="P2">- stazione e mezzo condiviso comunicano tramite socket</text:p>
      <text:p text:style-name="P2"/>
      <text:p text:style-name="P2">Quindi per chiarezza</text:p>
      <text:list xml:id="list1827119758" text:continue-list="list1185954341" text:style-name="WWNum1">
        <text:list-item>
          <text:p text:style-name="P22">l'applicazione utilizzerà solo le pipe</text:p>
        </text:list-item>
        <text:list-item>
          <text:p text:style-name="P22">il mezzo condiviso utilizzerà solo socket</text:p>
        </text:list-item>
        <text:list-item>
          <text:p text:style-name="P22">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416857357" text:continue-numbering="true" text:style-name="WWNum1">
        <text:list-item>
          <text:p text:style-name="P22">che i dati trasmessi vengano inviati correttamente</text:p>
        </text:list-item>
        <text:list-item>
          <text:p text:style-name="P22">che i dati ricevuti siano corretti da un punto di vista formale</text:p>
        </text:list-item>
      </text:list>
      <text:p text:style-name="P2"/>
      <text:p text:style-name="P2">Lato applicazione</text:p>
      <text:list xml:id="list319474321" text:continue-numbering="true" text:style-name="WWNum1">
        <text:list-item>
          <text:p text:style-name="P22">con il buffer di trasmissione non ci sono problemi. Appena ci sono dei dati disponibili si pacchettizzano (secondo il formato di pag.2 delle specifiche) e poi si può tentare una trasmissione verso il mezzo condiviso.</text:p>
        </text:list-item>
        <text:list-item>
          <text:p text:style-name="P22">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1691749388" text:continue-numbering="true" text:style-name="WWNum1">
        <text:list-item>
          <text:p text:style-name="P22">in trasmissione: bisogna gestire eventuali perdite di pacchetti e quindi la <text:soft-page-break/>ritrasmissione</text:p>
        </text:list-item>
        <text:list-item>
          <text:p text:style-name="P22">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13"/>
      <text:p text:style-name="P11">Mezzo condiviso</text:p>
      <text:p text:style-name="P2">Fase 0</text:p>
      <text:p text:style-name="P13">Il mezzo condiviso prende i dati e li replica alle stazioni dello stesso gruppo.</text:p>
      <text:p text:style-name="P13"/>
      <text:p text:style-name="P13"/>
      <text:p text:style-name="titolo">Logica di gestione dei frame</text:p>
      <text:p text:style-name="P13"/>
      <text:p text:style-name="P13">Il mezzo condiviso fa da passante e controllore.</text:p>
      <text:p text:style-name="P14">Tutte le comunicazioni avvengono tra le stazioni a partire dalla fase di handshake, passando per la trasmissione dei dati fino ad arrivare alla chiusura.</text:p>
      <text:p text:style-name="P13"/>
      <text:p text:style-name="paragrafo">Connessione (Mezzo condiviso / Stazioni)</text:p>
      <text:p text:style-name="P14">Le stazioni si collegano al mezzo condiviso in fase di partenza e rimangono collegate per tutta la durata del processo. Successivamente non vengono accettate richieste di collegamento. Il collegamento viene considerato affidabile e permanente per tutta la durata del processo.</text:p>
      <text:p text:style-name="P14">Fase di collegamento:</text:p>
      <text:p text:style-name="P14">Il mezzo condiviso è in attesa di ricevere richieste di collegamento.</text:p>
      <text:p text:style-name="P14">Le stazioni manderanno dei frame di controllo aventi la seguente configurazione:</text:p>
      <text:p text:style-name="P14">data = 0;<text:tab/><text:tab/><text:tab/><text:tab/>/* frame di controllo */ </text:p>
      <text:p text:style-name="P14">tods = 1;<text:tab/><text:tab/><text:tab/><text:tab/>/* destinato al mezzo condiviso */ </text:p>
      <text:p text:style-name="P14">scan = 1;<text:tab/><text:tab/><text:tab/><text:tab/>/* scansione: richiesta di collegamento */ </text:p>
      <text:p text:style-name="P14">addr2 = mac del mezzo <text:tab/><text:tab/>/* mac address del mezzo */ </text:p>
      <text:p text:style-name="P14">Ad ogni richiesta il mezzo apre un nuovo descrittore e memorizza i dati della stazione.</text:p>
      <text:p text:style-name="P14">Quando tutte le stazioni hanno inoltrato richiesta di collegamento allora il mezzo risponde ad ognuna settando scan = 2.</text:p>
      <text:p text:style-name="P14">A questo punto le stazioni sanno di essere collegate e possono cominciare la loro attività.</text:p>
      <text:p text:style-name="P13"/>
      <text:p text:style-name="paragrafo">Trasmissione (Stazioni)</text:p>
      <text:p text:style-name="P10">Quando una stazione vuole trasmettere ad un'altra stabilisce una durata di occupazione del mezzo e la inserisce nel campo Duration del frame pseudo 802.11</text:p>
      <text:p text:style-name="P10"/>
      <text:p text:style-name="P10">La durata del pacchetto ha solo due possibili valori:</text:p>
      <text:p text:style-name="P10">- 5 (cioè 500ms) per pacchetti tipo RTS, CTS e pacchetti di dimensione &lt; 100 bytes</text:p>
      <text:p text:style-name="P10">- 20 (cioè 2000ms) per gli altri pacchetti cioè ACK e pacchetti di dimensione &gt;= 100 bytes</text:p>
      <text:p text:style-name="P10"/>
      <text:p text:style-name="P10">Tutte le stazioni visibili ricevendo un pacchetto RTS sapranno che il canale sarà impegnato per il tempo indicato da Duration. Per tutto questo tempo le stazioni che hanno ricevuto il frame non possono occupare il canale.</text:p>
      <text:p text:style-name="P10"/>
      <text:p text:style-name="P10">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10"><text:soft-page-break/>In tutti i modi una stazione, prima di trasmettere deve verificare che il mezzo condiviso non sia occupato da un'altra stazione. Per fare questo viene mantenuta una variabile che indica il momento in cui il mezzo condiviso sarà libero. Fino a quel momento il mezzo condiviso si deve ritenere occupato. Il calcolo del valore di questa variabile è fatto nel seguente modo: tutte le volte che si riceve un RTS da parte di una stazione, allora si somma il tempo attuale (orologio di sistema) al tempo di occupazione del mezzo. Se il valore risultante risulta maggiore del valore memorizzato allora si aggiorna la variabile.</text:p>
      <text:p text:style-name="P10">Lo stesso meccanismo, con la stessa variabile, viene utilizzato anche in caso di errori o collisioni.</text:p>
      <text:p text:style-name="P10"/>
      <text:p text:style-name="paragrafo">Ricezione (Stazioni)</text:p>
      <text:p text:style-name="P10">Quando una stazione spedisce un frame, tutte le altre stazioni della stessa area lo riceveranno, ma solo il destinatario potrà utilizzare quel frame. Le altre stazioni dovranno scartare il frame.</text:p>
      <text:p text:style-name="P10">Ogni frame ha un numero progressivo di tipo intero che verrà utilizzato per stabilire se il pacchetto deve essere tenuto o scartato da parte della stazione ricevente. In particolare, se il numero è maggiore del progressivo attuale, allora il pacchetto verrà tenuto, altrimenti verrà scartato.</text:p>
      <text:p text:style-name="P10">Se il frame è corrotto (CRC == 0) allora tutte le stazioni che ricevono il frame dovranno seguire le politiche di attesa causata da errore.</text:p>
      <text:p text:style-name="P10"/>
      <text:p text:style-name="paragrafo">Inoltro (Mezzo Condiviso)</text:p>
      <text:p text:style-name="P10">Esistono 2 aree di copertura A1 e A2 così distribuite:</text:p>
      <text:p text:style-name="P10">STA1<text:tab/>→ A1</text:p>
      <text:p text:style-name="P10">STA2 <text:s/>→ A1</text:p>
      <text:p text:style-name="P10">STA3 <text:s/>→ A2</text:p>
      <text:p text:style-name="P10">STA4 <text:s/>→ A1 + A2</text:p>
      <text:p text:style-name="P10"/>
      <text:p text:style-name="P10">Il mezzo condiviso conosce questa associazione e quando riceve un frame verifica se è possibile accettarlo in base alla situazione contingente:</text:p>
      <text:list xml:id="list7851869691" text:style-name="L1">
        <text:list-item>
          <text:p text:style-name="P19">L'area che vuole occupare la stazione è già occupata. Il pacchetto viene replicato con CRC = 0 (errore)</text:p>
        </text:list-item>
        <text:list-item>
          <text:p text:style-name="P19">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Per fare questo deve aprire il pacchetto togliere l'ultimo byte della parte dati e comporre due frame da fare partire in due istanti diversi.</text:p>
      <text:p text:style-name="P3">Allo stesso modo la stazione ricevente dovrà ricomporre il messaggio.</text:p>
      <text:p text:style-name="P3"><text:soft-page-break/></text:p>
      <text:p text:style-name="P3">I pacchetti possono avere una Duration di 500 o 1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imestamp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4">Nel nostro caso l'unico problema di collisione si può presentare sulla STA4. Potrebbe verificarsi il seguente scenario:</text:p>
      <text:p text:style-name="P14">STA3 comincia la trasmissione con STA4</text:p>
      <text:p text:style-name="P14">STA1 trova l'area libera e trasmette a STA4.</text:p>
      <text:p text:style-name="P14">A questo punto si verifica una collisione perché STA4 riceve frame da due stazioni distinte.</text:p>
      <text:p text:style-name="P14">Il mezzo condiviso riesce a rilevare la situazione e reagisce nel seguente modo:</text:p>
      <text:list xml:id="list12061273811" text:style-name="L2">
        <text:list-item>
          <text:p text:style-name="P20">il frame di STA3 (cioè della prima stazione che ha stabilito il collegamento con STA4) viene dichiarato corrotto (CRC = 0) ed inoltrato a STA4.</text:p>
        </text:list-item>
        <text:list-item>
          <text:p text:style-name="P20">Il frame di STA1 viene scartato dal mezzo condiviso (non viene inoltrato a destinazione)</text:p>
        </text:list-item>
      </text:list>
      <text:p text:style-name="P14">In questo caso le stazioni STA4, STA3 e STA1 dovranno seguire le politiche di attesa anche se per due motivi diversi:</text:p>
      <text:list xml:id="list750785990" text:style-name="L3">
        <text:list-item>
          <text:p text:style-name="P21">STA4 → attesa per errore</text:p>
        </text:list-item>
        <text:list-item>
          <text:p text:style-name="P21">STA1 e STA3 → attesa per mancata risposta (rispettivamente CTS e ACK)</text:p>
        </text:list-item>
      </text:list>
      <text:p text:style-name="P14"/>
      <text:p text:style-name="paragrafo">Ritrasmissione (Stazioni)</text:p>
      <text:p text:style-name="P14">Il pacchetto viene considerato spedito solo se la sequenza RTS → CTS ← Dati → ACK ← si è conclusa completamente.</text:p>
      <text:p text:style-name="P14">In caso di mancata conclusione, allora si devono seguire le politiche di attesa e poi si ritrasmette.</text:p>
      <text:p text:style-name="P14">Intanto si possono ricevere dati dalle applicazioni (mediante Send) finché il buffer di trasmissione locale ha capienza. Terminato lo spazio la stazione deve prendere la mutua esclusione sul buffer e rilasciarla solo quando i dati sono stati trasmessi.</text:p>
      <text:p text:style-name="P14"/>
      <text:p text:style-name="paragrafo">Attesa dopo errore o mancata risposta (Stazioni)</text:p>
      <text:p text:style-name="P14">Le stazioni si comportano allo stesso modo sia se ricevono un pacchetto affetto da errore (CRC == 0) sia se non ricevono risposta entro il tempo indicato da Duration.</text:p>
      <text:p text:style-name="P14"/>
      <text:p text:style-name="P14">In questo caso la stazione aspetta un tempo scelto casualmente tra 4 e 6 secondi (EIFS time). Passato questo tempo la stazione può ritentare la trasmissione.</text:p>
      <text:p text:style-name="P14">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14"><text:soft-page-break/></text:p>
      <text:p text:style-name="P14"/>
      <text:p text:style-name="P14"/>
      <text:p text:style-name="P15">SEMPLIFICAZIONI PER COMINCIARE<text:line-break/></text:p>
      <text:p text:style-name="P16">Viene trasmesso e ricevuto un solo frame dati per ogni sessione, cioè si verifica la situazione</text:p>
      <text:p text:style-name="P16">RTS → CTS → dati → ACK</text:p>
      <text:p text:style-name="P16">e non la situazione</text:p>
      <text:p text:style-name="P16">RTS → CTS → dati → ACK → dati → ACK ….. → dati → ACK </text:p>
      <text:p text:style-name="P16"/>
      <text:p text:style-name="P16">Il mezzo condiviso spedisce il frame intero dopo il ritardo indicato da duration. In questo modo non si devono spacchettare e ricomporre i frame</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2-13T16:31:28</dc:date>
    <meta:editing-duration>PT2H5M27S</meta:editing-duration>
    <meta:editing-cycles>19</meta:editing-cycles>
    <meta:generator>LibreOffice/3.5$Linux_x86 LibreOffice_project/350m1$Build-2</meta:generator>
    <dc:creator>carlo </dc:creator>
    <meta:document-statistic meta:table-count="0" meta:image-count="0" meta:object-count="0" meta:page-count="7" meta:paragraph-count="161" meta:word-count="2583" meta:character-count="16235" meta:non-whitespace-character-count="13806"/>
  </office:meta>
</office:document-meta>
</file>